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opacity="100%" draw:opacity-name="" draw:textarea-horizontal-align="left" draw:auto-grow-height="true" draw:auto-grow-width="false" fo:min-height="0cm" fo:min-width="0cm"/>
    </style:style>
    <style:style style:name="pr1" style:family="presentation" style:parent-style-name="Predefinito-title">
      <style:graphic-properties fo:min-height="2.629cm"/>
    </style:style>
    <style:style style:name="pr2" style:family="presentation" style:parent-style-name="Predefinito-notes">
      <style:graphic-properties draw:fill-color="#ffffff" fo:min-height="13.364cm"/>
    </style:style>
    <style:style style:name="pr3" style:family="presentation" style:parent-style-name="Predefinito-title">
      <style:graphic-properties draw:auto-grow-height="true" fo:min-height="2.629cm"/>
    </style:style>
    <style:style style:name="pr4" style:family="presentation" style:parent-style-name="Predefinito-subtitle">
      <style:graphic-properties draw:fill-color="#ffffff" fo:min-height="9.134cm"/>
    </style:style>
    <style:style style:name="pr5" style:family="presentation" style:parent-style-name="Predefinito-outline1">
      <style:graphic-properties fo:min-height="8.884cm"/>
    </style:style>
    <style:style style:name="pr6" style:family="presentation" style:parent-style-name="Predefinito-outline1">
      <style:graphic-properties fo:min-height="4.106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text-align="justify"/>
    </style:style>
    <style:style style:name="P4" style:family="paragraph">
      <loext:graphic-properties draw:fill="none" draw:fill-color="#ffffff" draw:opacity="100%"/>
      <style:paragraph-properties fo:text-align="justify"/>
    </style:style>
    <style:style style:name="P5" style:family="paragraph">
      <style:text-properties fo:font-weight="bold" style:font-weight-asian="bold" style:font-weight-complex="bold"/>
    </style:style>
    <style:style style:name="P6" style:family="paragraph">
      <style:text-properties fo:font-size="18pt" style:font-size-asian="18pt" style:font-size-complex="18pt"/>
    </style:style>
    <style:style style:name="P7" style:family="paragraph">
      <style:text-properties fo:text-shadow="1pt 1pt"/>
    </style:style>
    <style:style style:name="P8" style:family="paragraph">
      <style:text-properties fo:font-size="14pt" fo:text-shadow="1pt 1pt" style:font-size-asian="14pt" style:font-size-complex="14pt"/>
    </style:style>
    <style:style style:name="P9" style:family="paragraph">
      <style:paragraph-properties fo:margin-top="0.5cm" fo:margin-bottom="0cm" fo:text-align="justify"/>
    </style:style>
    <style:style style:name="P10" style:family="paragraph">
      <style:paragraph-properties fo:text-align="justify"/>
      <style:text-properties fo:font-size="14pt" style:font-size-asian="14pt" style:font-size-complex="14pt"/>
    </style:style>
    <style:style style:name="P11" style:family="paragraph">
      <style:paragraph-properties fo:margin-top="0.5cm" fo:margin-bottom="0cm" fo:text-align="justify"/>
      <style:text-properties fo:font-size="14pt" style:font-size-asian="14pt" style:font-size-complex="14pt"/>
    </style:style>
    <style:style style:name="P12" style:family="paragraph">
      <style:paragraph-properties fo:text-align="justify"/>
      <style:text-properties fo:font-size="17pt" style:font-size-asian="17pt" style:font-size-complex="17pt"/>
    </style:style>
    <style:style style:name="P13"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text-shadow="1pt 1pt"/>
    </style:style>
    <style:style style:name="T3" style:family="text">
      <style:text-properties fo:font-size="14pt" style:font-size-asian="14pt" style:font-size-complex="14pt"/>
    </style:style>
    <style:style style:name="T4" style:family="text">
      <style:text-properties fo:font-size="14pt" fo:font-style="normal" fo:text-shadow="1pt 1pt" style:font-size-asian="14pt" style:font-style-asian="normal" style:font-size-complex="14pt" style:font-style-complex="normal"/>
    </style:style>
    <style:style style:name="T5" style:family="text">
      <style:text-properties fo:font-size="14pt" fo:font-style="italic" fo:text-shadow="1pt 1pt" style:font-size-asian="14pt" style:font-style-asian="italic" style:font-size-complex="14pt" style:font-style-complex="italic"/>
    </style:style>
    <style:style style:name="T6" style:family="text">
      <style:text-properties fo:font-size="14pt" fo:text-shadow="1pt 1pt" style:font-size-asian="14pt"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32pt" style:font-size-asian="32pt" style:font-size-complex="32pt"/>
    </style:style>
    <style:style style:name="T10" style:family="text">
      <style:text-properties fo:font-size="17pt" style:font-size-asian="17pt" style:font-size-complex="17pt"/>
    </style:style>
    <style:style style:name="T11"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fo:background-color="transparent"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12" style:family="text">
      <style:text-properties fo:font-size="17pt" fo:text-shadow="1pt 1pt" style:font-size-asian="17pt" style:font-size-complex="17pt"/>
    </style:style>
    <style:style style:name="T13" style:family="text">
      <style:text-properties fo:font-size="17pt" fo:text-shadow="none"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finito">
        <draw:frame presentation:style-name="pr1" draw:layer="layout" svg:width="25.199cm" svg:height="2.629cm" svg:x="1.4cm" svg:y="1.371cm" presentation:class="title" presentation:user-transformed="true">
          <draw:text-box>
            <text:p>Servizio di messaggistica</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1">
        <draw:frame presentation:style-name="pr1" draw:layer="layout" svg:width="25.199cm" svg:height="2.629cm" svg:x="0.801cm" svg:y="0cm" presentation:class="title" presentation:user-transformed="true">
          <draw:text-box>
            <text:p text:style-name="P2">Specifica:</text:p>
          </draw:text-box>
        </draw:frame>
        <draw:frame draw:style-name="gr2" draw:text-style-name="P4" draw:layer="layout" svg:width="27.087cm" svg:height="13.049cm" svg:x="0.313cm" svg:y="1.8cm">
          <draw:text-box>
            <text:p text:style-name="P3"/>
            <text:p text:style-name="P3"><text:s/></text:p>
            <text:p text:style-name="P3">Realizzazione di un servizio di scambio messaggi supportato tramite un server sequenziale o concorrente (a scelta). Il servizio deve accettare messaggi provenienti da client (ospitati in generale su macchine distinte da quella dove risiede il server) ed archiviarli. </text:p>
            <text:p text:style-name="P3"/>
            <text:p text:style-name="P3">L'applicazione client deve fornire ad un utente le seguenti funzioni:</text:p>
            <text:p text:style-name="P3">1. Lettura tutti i messaggi spediti all'utente.</text:p>
            <text:p text:style-name="P3">2. Spedizione di un nuovo messaggio a uno qualunque degli utenti del sistema.</text:p>
            <text:p text:style-name="P3">3. Cancellare dei messaggi ricevuti dall'utente.</text:p>
            <text:p text:style-name="P3"><text:s/></text:p>
            <text:p text:style-name="P3">Un messaggio deve contenere almeno i campi Destinatario, Oggetto e Testo. Si precisa che la specifica prevede la realizzazione sia dell'applicazione client che di quella server. Inoltre, il servizio potrà essere utilizzato solo da utenti autorizzati (deve essere quindi previsto un meccanismo di autenticazione).</text:p>
            <text:p text:style-name="P3"/>
            <text:p text:style-name="P3">Per progetti misti Unix/Windows e' a scelta quale delle due applicazioni sviluppare per uno dei due sistemi.</text:p>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0">
        <draw:frame presentation:style-name="pr3" draw:text-style-name="P5" draw:layer="layout" svg:width="25.199cm" svg:height="2.629cm" svg:x="1.4cm" svg:y="0.628cm" presentation:class="title">
          <draw:text-box>
            <text:p text:style-name="P5"><text:span text:style-name="T1">Gestione delle risorse</text:span></text:p>
          </draw:text-box>
        </draw:frame>
        <draw:frame presentation:style-name="pr4" draw:text-style-name="P1" draw:layer="layout" svg:width="25.199cm" svg:height="9.134cm" svg:x="1.4cm" svg:y="3.685cm">
          <draw:text-box>
            <text:p>Struttura del server</text:p>
            <text:p text:style-name="P2">La gestione del server è </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3T15">
        <draw:frame presentation:style-name="pr3" draw:text-style-name="P5" draw:layer="layout" svg:width="25.199cm" svg:height="2.629cm" svg:x="1.2cm" svg:y="0.2cm" presentation:class="title" presentation:user-transformed="true">
          <draw:text-box>
            <text:p text:style-name="P5"><text:span text:style-name="T1">Gestione delle risorse</text:span></text:p>
          </draw:text-box>
        </draw:frame>
        <draw:frame presentation:style-name="pr5" draw:text-style-name="P6" draw:layer="layout" svg:width="14.231cm" svg:height="2.715cm" svg:x="1.369cm" svg:y="3.405cm" presentation:class="outline" presentation:user-transformed="true">
          <draw:text-box>
            <text:list text:style-name="L4">
              <text:list-header>
                <text:p>Struttura dati <text:span text:style-name="T2">MESSAGE</text:span></text:p>
              </text:list-header>
            </text:list>
          </draw:text-box>
        </draw:frame>
        <draw:frame presentation:style-name="pr5" draw:text-style-name="P8" draw:layer="layout" svg:width="12.297cm" svg:height="9.134cm" svg:x="18.313cm" svg:y="3.685cm" presentation:class="outline" presentation:user-transformed="true">
          <draw:text-box>
            <text:p text:style-name="P7"><text:span text:style-name="T2">typedef struct MESSAGE{</text:span></text:p>
            <text:p text:style-name="P7"><text:span text:style-name="T2"><text:s text:c="8"/></text:span><text:span text:style-name="T2">char *usr_destination;</text:span></text:p>
            <text:p text:style-name="P7"><text:span text:style-name="T2"><text:s text:c="8"/></text:span><text:span text:style-name="T2">char *usr_sender;</text:span></text:p>
            <text:p text:style-name="P7"><text:span text:style-name="T2"><text:s text:c="8"/></text:span><text:span text:style-name="T2">char *object;</text:span></text:p>
            <text:p text:style-name="P7"><text:span text:style-name="T2"><text:s text:c="8"/></text:span><text:span text:style-name="T2">char *text;</text:span></text:p>
            <text:p text:style-name="P7"><text:span text:style-name="T2"><text:s text:c="8"/></text:span><text:span text:style-name="T2">int is_new;</text:span></text:p>
            <text:p text:style-name="P7"><text:span text:style-name="T2"><text:s text:c="8"/></text:span><text:span text:style-name="T2">int position; </text:span></text:p>
            <text:p text:style-name="P7"><text:span text:style-name="T2"><text:s text:c="8"/></text:span><text:span text:style-name="T2">int is_sender_deleted;</text:span></text:p>
            <text:p text:style-name="P7"><text:span text:style-name="T2">} message;</text:span></text:p>
            <text:p text:style-name="P7"><text:span text:style-name="T2"/></text:p>
          </draw:text-box>
        </draw:frame>
        <draw:frame presentation:style-name="pr6" draw:text-style-name="P10" draw:layer="layout" svg:width="14.8cm" svg:height="10.2cm" svg:x="1.4cm" svg:y="5.2cm" presentation:class="outline" presentation:user-transformed="true">
          <draw:text-box>
            <text:p text:style-name="P9"><text:span text:style-name="T3">La gestione del server è stata realizzata attraverso un array di </text:span><text:span text:style-name="T3">messaggi. La definizione della struttura dati </text:span><text:span text:style-name="T4">MESSAGE</text:span><text:span text:style-name="T3"> è </text:span><text:span text:style-name="T3">riportata di fianco.</text:span></text:p>
            <text:p text:style-name="P3"><text:span text:style-name="T3">I campi </text:span><text:span text:style-name="T5">usr_destinatio</text:span><text:span text:style-name="T3">, </text:span><text:span text:style-name="T6">usr_sender</text:span><text:span text:style-name="T3">, </text:span><text:span text:style-name="T6">object</text:span><text:span text:style-name="T3"> e </text:span><text:span text:style-name="T6">text</text:span><text:span text:style-name="T3"> sono, </text:span><text:span text:style-name="T3">rispettivamente, i campi destinatario, mittente, oggetto e testo </text:span><text:span text:style-name="T3">del messaggio, cercando di simulare i campi di una normale e-</text:span><text:span text:style-name="T3">mail.</text:span></text:p>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3T15">
        <draw:frame presentation:style-name="pr3" draw:text-style-name="P5" draw:layer="layout" svg:width="25.199cm" svg:height="2.629cm" svg:x="1.2cm" svg:y="0.2cm" presentation:class="title" presentation:user-transformed="true">
          <draw:text-box>
            <text:p text:style-name="P5"><text:span text:style-name="T1">Gestione delle risorse</text:span></text:p>
          </draw:text-box>
        </draw:frame>
        <draw:frame presentation:style-name="pr5" draw:text-style-name="P6" draw:layer="layout" svg:width="14.231cm" svg:height="2.715cm" svg:x="1.369cm" svg:y="3.405cm" presentation:class="outline" presentation:user-transformed="true">
          <draw:text-box>
            <text:list text:style-name="L4">
              <text:list-header>
                <text:p>Struttura dati <text:span text:style-name="T2">MESSAGE</text:span></text:p>
              </text:list-header>
            </text:list>
          </draw:text-box>
        </draw:frame>
        <draw:frame presentation:style-name="pr5" draw:text-style-name="P8" draw:layer="layout" svg:width="12.297cm" svg:height="9.134cm" svg:x="18.313cm" svg:y="3.685cm" presentation:class="outline" presentation:user-transformed="true">
          <draw:text-box>
            <text:p text:style-name="P7"><text:span text:style-name="T2">typedef struct MESSAGE{</text:span></text:p>
            <text:p text:style-name="P7"><text:span text:style-name="T2"><text:s text:c="8"/></text:span><text:span text:style-name="T2">char *usr_destination;</text:span></text:p>
            <text:p text:style-name="P7"><text:span text:style-name="T2"><text:s text:c="8"/></text:span><text:span text:style-name="T2">char *usr_sender;</text:span></text:p>
            <text:p text:style-name="P7"><text:span text:style-name="T2"><text:s text:c="8"/></text:span><text:span text:style-name="T2">char *object;</text:span></text:p>
            <text:p text:style-name="P7"><text:span text:style-name="T2"><text:s text:c="8"/></text:span><text:span text:style-name="T2">char *text;</text:span></text:p>
            <text:p text:style-name="P7"><text:span text:style-name="T2"><text:s text:c="8"/></text:span><text:span text:style-name="T2">int is_new;</text:span></text:p>
            <text:p text:style-name="P7"><text:span text:style-name="T2"><text:s text:c="8"/></text:span><text:span text:style-name="T2">int position; </text:span></text:p>
            <text:p text:style-name="P7"><text:span text:style-name="T2"><text:s text:c="8"/></text:span><text:span text:style-name="T2">int is_sender_deleted;</text:span></text:p>
            <text:p text:style-name="P7"><text:span text:style-name="T2">} message;</text:span></text:p>
            <text:p text:style-name="P7"><text:span text:style-name="T2"/></text:p>
          </draw:text-box>
        </draw:frame>
        <draw:frame presentation:style-name="pr6" draw:text-style-name="P10" draw:layer="layout" svg:width="14.8cm" svg:height="10.2cm" svg:x="1.4cm" svg:y="5.2cm" presentation:class="outline" presentation:user-transformed="true">
          <draw:text-box>
            <text:p text:style-name="P11"><text:span text:style-name="T3">Più interessanti sono i campi </text:span><text:span text:style-name="T6">position</text:span><text:span text:style-name="T3"> e </text:span><text:span text:style-name="T6">is_sender_deleted</text:span><text:span text:style-name="T3">:</text:span></text:p>
            <text:list text:style-name="L4">
              <text:list-item>
                <text:p text:style-name="P11"><text:span text:style-name="T3">Il primo indica la posizione del messaggio all’interno del </text:span><text:span text:style-name="T3">server, che viene mostrato all’utente come un codice </text:span><text:span text:style-name="T3">identificativo del messaggio stesso.</text:span></text:p>
              </text:list-item>
              <text:list-item>
                <text:p text:style-name="P11"><text:span text:style-name="T3">Il secondo, invece, è totalmente invisibile all’utente ed è </text:span><text:span text:style-name="T3">un intero booleano: assume il valore 1 solo e soltanto </text:span><text:span text:style-name="T3">quando il mittente ha eliminato il suo account. L’utilità di </text:span><text:span text:style-name="T3">questo campo è relativa alla funzionalità di </text:span><text:span text:style-name="T7">rispondere a </text:span><text:span text:style-name="T7">un messaggio</text:span><text:span text:style-name="T8">. Vediamo nel dettaglio</text:span></text:p>
              </text:list-item>
            </text:list>
            <text:p text:style-name="P11"><text:span text:style-name="T3"/></text:p>
            <text:p text:style-name="P10"><text:span text:style-name="T3"><text:s/></text:span></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4T3">
        <draw:frame presentation:style-name="pr3" draw:layer="layout" svg:width="25.199cm" svg:height="2.629cm" svg:x="1.4cm" svg:y="0.628cm" presentation:class="title">
          <draw:text-box>
            <text:p><text:span text:style-name="T2">is_sender_deleted</text:span>: perché?</text:p>
          </draw:text-box>
        </draw:frame>
        <draw:frame presentation:style-name="pr5" draw:layer="layout" svg:width="12.297cm" svg:height="9.134cm" svg:x="1.4cm" svg:y="3.685cm" presentation:class="outline">
          <draw:text-box>
            <text:p><text:span text:style-name="T9">Scenario:</text:span></text:p>
            <text:p><text:span text:style-name="T3">Due utenti, A e B, sono registrati al servizio.</text:span></text:p>
            <text:list text:style-name="L5">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layer="layout" svg:width="13.43cm" svg:height="5.31cm" draw:transform="rotate (0.270002435283523) translate (10.566cm 10.888cm)" presentation:class="outline" presentation:user-transformed="true">
          <draw:text-box>
            <text:list text:style-name="L4">
              <text:list-header>
                <text:p>Chi potrà leggere il messaggio di risposta?</text:p>
              </text:list-header>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5T12">
        <draw:frame presentation:style-name="pr3" draw:layer="layout" svg:width="25.199cm" svg:height="2.629cm" svg:x="1.4cm" svg:y="0.628cm" presentation:class="title">
          <draw:text-box>
            <text:p><text:span text:style-name="T2">is_sender_deleted</text:span>: perché?</text:p>
          </draw:text-box>
        </draw:frame>
        <draw:frame presentation:style-name="pr5" draw:layer="layout" svg:width="12.297cm" svg:height="9.134cm" svg:x="1.4cm" svg:y="3.685cm" presentation:class="outline">
          <draw:text-box>
            <text:p><text:span text:style-name="T9">Scenario:</text:span></text:p>
            <text:p><text:span text:style-name="T3">Due utenti, A e B, sono registrati al servizio.</text:span></text:p>
            <text:list text:style-name="L5">
              <text:list-item>
                <text:p><text:span text:style-name="T3"><text:s/></text:span><text:span text:style-name="T3">A invia un messaggio a B.</text:span></text:p>
              </text:list-item>
              <text:list-item>
                <text:p><text:span text:style-name="T3"><text:s/></text:span><text:span text:style-name="T3">A elimina il suo account.</text:span></text:p>
              </text:list-item>
              <text:list-item>
                <text:p><text:span text:style-name="T3"><text:s/></text:span><text:span text:style-name="T3">un nuovo utente si registra come A.</text:span></text:p>
              </text:list-item>
              <text:list-item>
                <text:p><text:span text:style-name="T3"><text:s/></text:span><text:span text:style-name="T3">B legge il messaggio e decide di rispondere.</text:span></text:p>
                <text:p/>
              </text:list-item>
            </text:list>
            <text:p/>
          </draw:text-box>
        </draw:frame>
        <draw:frame presentation:style-name="pr5" draw:text-style-name="P12" draw:layer="layout" svg:width="12.297cm" svg:height="4.356cm" svg:x="14.313cm" svg:y="3.685cm" presentation:class="outline">
          <draw:text-box>
            <text:list text:style-name="L4">
              <text:list-header>
                <text:p text:style-name="P12"><text:span text:style-name="T10">Se la cosa non venisse gestita, il nuovo utente </text:span><text:span text:style-name="T10">registrato come A leggerebbe il messaggio di </text:span><text:span text:style-name="T10">risposta inviato da B, una volta completato </text:span><text:span text:style-name="T10">l’invio.</text:span></text:p>
              </text:list-header>
            </text:list>
          </draw:text-box>
        </draw:frame>
        <draw:frame presentation:style-name="pr6" draw:text-style-name="P12" draw:layer="layout" svg:width="12.287cm" svg:height="6.344cm" svg:x="14.323cm" svg:y="7.456cm" presentation:class="outline" presentation:user-transformed="true">
          <draw:text-box>
            <text:list text:style-name="L4">
              <text:list-header>
                <text:p text:style-name="P12"><text:span text:style-name="T11">In fase di eliminazione di un account, in tutti i </text:span><text:span text:style-name="T11">messaggi inviati da quell’utente verranno </text:span><text:span text:style-name="T11">modificati, portando a 1 il valore del campo </text:span><text:span text:style-name="T12">is_sender_deleted.</text:span><text:span text:style-name="T13"> In fase risposta a un </text:span><text:span text:style-name="T13">messaggio, invece, <text:s/>si farà un controllo sul </text:span><text:span text:style-name="T13">valore di questo campo del messaggio a cui si </text:span><text:span text:style-name="T13">vuole rispondere, e la risposta verrà bloccata </text:span><text:span text:style-name="T13">se quel valore è pari a 1. </text:span></text:p>
              </text:list-header>
            </text:list>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4T3">
        <draw:frame presentation:style-name="pr1" draw:layer="layout" svg:width="25.199cm" svg:height="2.629cm" svg:x="1.4cm" svg:y="0.628cm" presentation:class="title" presentation:placeholder="true">
          <draw:text-box/>
        </draw:frame>
        <draw:frame presentation:style-name="pr5" draw:layer="layout" svg:width="12.297cm" svg:height="9.134cm" svg:x="1.4cm" svg:y="3.685cm" presentation:class="outline" presentation:placeholder="true">
          <draw:text-box/>
        </draw:frame>
        <draw:frame presentation:style-name="pr5" draw:layer="layout" svg:width="12.297cm" svg:height="9.134cm" svg:x="14.313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1">
        <presentation:notes draw:style-name="dp2">
          <draw:page-thumbnail draw:style-name="gr1" draw:layer="layout" svg:width="19.798cm" svg:height="11.136cm" svg:x="0.6cm" svg:y="2.257cm" draw:page-number="9"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086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ero&gt;</text:page-number></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3T12:19:14.817258799</meta:creation-date>
    <dc:date>2019-12-13T13:21:22.237443626</dc:date>
    <meta:editing-duration>PT4M44S</meta:editing-duration>
    <meta:editing-cycles>1</meta:editing-cycles>
    <meta:document-statistic meta:object-count="62"/>
    <meta:generator>LibreOffice/6.0.7.3$Linux_X86_64 LibreOffice_project/00m0$Build-3</meta:generator>
  </office:meta>
</office:document-meta>
</file>